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4321" officeooo:paragraph-rsid="00014321"/>
    </style:style>
    <style:style style:name="P2" style:family="paragraph" style:parent-style-name="Standard" style:list-style-name="L1">
      <style:text-properties officeooo:paragraph-rsid="00014321"/>
    </style:style>
    <style:style style:name="P3" style:family="paragraph" style:parent-style-name="Standard">
      <style:text-properties fo:color="#ce181e" officeooo:rsid="00014321" officeooo:paragraph-rsid="00014321"/>
    </style:style>
    <style:style style:name="P4" style:family="paragraph" style:parent-style-name="Standard">
      <style:text-properties fo:font-weight="bold" officeooo:rsid="00014321" officeooo:paragraph-rsid="00014321" style:font-weight-asian="bold" style:font-weight-complex="bold"/>
    </style:style>
    <style:style style:name="T1" style:family="text">
      <style:text-properties officeooo:rsid="00014321"/>
    </style:style>
    <style:style style:name="T2" style:family="text">
      <style:text-properties officeooo:rsid="00014f98"/>
    </style:style>
    <style:style style:name="T3" style:family="text">
      <style:text-properties officeooo:rsid="0001d260"/>
    </style:style>
    <style:style style:name="T4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ages :</text:p>
      <text:p text:style-name="P1"><text:tab/><text:span text:style-name="T3">No augmentation:</text:span></text:p>
      <text:p text:style-name="P1"><text:tab/><text:span text:style-name="T4"><text:tab/>/home/taylor/shares/SuperComputerHWR/taylor_simple_hwr/results/stroke_config/ver9_official_test</text:span></text:p>
      <text:p text:style-name="P1"><text:tab/>Reconstructions</text:p>
      <text:p text:style-name="P3">/home/taylor/shares/SuperComputerHWR/taylor_simple_hwr/results/dtw_adaptive_no_truncation</text:p>
      <text:p text:style-name="P1"><text:tab/><text:tab/>Online reconstructions</text:p>
      <text:p text:style-name="P1"><text:tab/><text:tab/>Offline reconstructions</text:p>
      <text:p text:style-name="P1"/>
      <text:p text:style-name="P1"><text:tab/><text:span text:style-name="T2">Generated:</text:span></text:p>
      <text:p text:style-name="P1"><text:tab/><text:tab/><text:span text:style-name="T2">Trained on online, sampled from offline</text:span></text:p>
      <text:p text:style-name="P1"><text:tab/><text:tab/><text:span text:style-name="T2">Trained on offline, sampled from offline</text:span></text:p>
      <text:p text:style-name="P1"><text:tab/><text:tab/><text:span text:style-name="T2">Trained on both, sampled from offline</text:span></text:p>
      <text:p text:style-name="P1"/>
      <text:p text:style-name="P4">Alterations by epoch (graph)</text:p>
      <text:p text:style-name="P1"/>
      <text:p text:style-name="P1"/>
      <text:p text:style-name="P1"/>
      <text:p text:style-name="P1"/>
      <text:p text:style-name="P1"/>
      <text:p text:style-name="P4">DTW score</text:p>
      <text:list xml:id="list416436319" text:style-name="L1">
        <text:list-item>
          <text:p text:style-name="P2"><text:span text:style-name="T1">Naive</text:span></text:p>
        </text:list-item>
        <text:list-item>
          <text:p text:style-name="P2"/>
        </text:list-item>
      </text:list>
      <text:p text:style-name="P1"/>
      <text:p text:style-name="P1"/>
      <text:p text:style-name="P1">NN neighbo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5:18:20.453135967</meta:creation-date>
    <meta:generator>LibreOffice/6.0.7.3$Linux_X86_64 LibreOffice_project/00m0$Build-3</meta:generator>
    <dc:date>2020-07-08T15:49:57.158070391</dc:date>
    <meta:editing-duration>PT40S</meta:editing-duration>
    <meta:editing-cycles>1</meta:editing-cycles>
    <meta:document-statistic meta:table-count="0" meta:image-count="0" meta:object-count="0" meta:page-count="1" meta:paragraph-count="16" meta:word-count="41" meta:character-count="464" meta:non-whitespace-character-count="425"/>
  </office:meta>
</office:document-meta>
</file>